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ans" svg:font-family="OpenSans, Helvetica, Arial, sans-serif"/>
    <style:font-face style:name="Arial2" svg:font-family="Arial" style:font-family-generic="swiss"/>
    <style:font-face style:name="Karla" svg:font-family="Karl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1.1903in" table:align="margins" style:may-break-between-rows="false"/>
    </style:style>
    <style:style style:name="Table1.A" style:family="table-column">
      <style:table-column-properties style:column-width="1.9576in" style:rel-column-width="11464*"/>
    </style:style>
    <style:style style:name="Table1.B" style:family="table-column">
      <style:table-column-properties style:column-width="0.6458in" style:rel-column-width="3782*"/>
    </style:style>
    <style:style style:name="Table1.C" style:family="table-column">
      <style:table-column-properties style:column-width="1.3965in" style:rel-column-width="8178*"/>
    </style:style>
    <style:style style:name="Table1.D" style:family="table-column">
      <style:table-column-properties style:column-width="2.8118in" style:rel-column-width="16467*"/>
    </style:style>
    <style:style style:name="Table1.E" style:family="table-column">
      <style:table-column-properties style:column-width="4.3785in" style:rel-column-width="25644*"/>
    </style:style>
    <style:style style:name="Table1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.E1" style:family="table-cell">
      <style:table-cell-properties fo:padding="0.0382in" fo:border="0.0069in solid #000000"/>
    </style:style>
    <style:style style:name="Table1.A2" style:family="table-cell">
      <style:table-cell-properties fo:padding="0.0382in" fo:border-left="0.0069in solid #000000" fo:border-right="none" fo:border-top="none" fo:border-bottom="0.0069in solid #000000"/>
    </style:style>
    <style:style style:name="Table1.E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P1" style:family="paragraph" style:parent-style-name="Header">
      <style:text-properties fo:color="#ff3333" style:font-name="Karla" fo:font-size="10.5pt" fo:font-weight="normal" style:font-size-asian="10.5pt" style:font-weight-asian="normal" style:font-size-complex="10.5pt" style:font-weight-complex="normal"/>
    </style:style>
    <style:style style:name="P2" style:family="paragraph" style:parent-style-name="Standard">
      <style:text-properties style:font-name="Karla" fo:font-size="10pt" style:font-size-asian="10pt" style:font-size-complex="10pt"/>
    </style:style>
    <style:style style:name="P3" style:family="paragraph" style:parent-style-name="Table_20_Heading">
      <style:paragraph-properties fo:text-align="center" style:justify-single-word="false"/>
      <style:text-properties fo:color="#0084d1" style:font-name="Karla" fo:font-size="10pt" style:font-size-asian="10pt" style:font-size-complex="10pt"/>
    </style:style>
    <style:style style:name="P4" style:family="paragraph" style:parent-style-name="Table_20_Contents">
      <style:text-properties style:font-name="Karla" fo:font-size="10pt" style:font-size-asian="10pt" style:font-size-complex="10pt"/>
    </style:style>
    <style:style style:name="P5" style:family="paragraph" style:parent-style-name="Table_20_Contents">
      <style:paragraph-properties fo:text-align="justify" style:justify-single-word="false"/>
      <style:text-properties style:font-name="Karla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Karla" fo:font-size="10pt" style:font-size-asian="10pt" style:font-size-complex="10pt"/>
    </style:style>
    <style:style style:name="P7" style:family="paragraph" style:parent-style-name="Table_20_Contents">
      <style:text-properties style:font-name="Karla" fo:font-size="10pt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Karla" fo:font-size="10pt" style:font-size-asian="10pt" style:font-size-complex="10pt"/>
    </style:style>
    <style:style style:name="P9" style:family="paragraph" style:parent-style-name="Header">
      <style:text-properties fo:color="#ff3333" style:font-name="Karla" fo:font-size="10.5pt" fo:font-weight="bold" style:font-size-asian="10.5pt" style:font-weight-asian="bold" style:font-size-complex="10.5pt" style:font-weight-complex="bold"/>
    </style:style>
    <style:style style:name="T1" style:family="text">
      <style:text-properties style:font-name="Karla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3">Function Name</text:p>
            </table:table-cell>
            <table:table-cell table:style-name="Table1.A1" office:value-type="string">
              <text:p text:style-name="P3">Method</text:p>
            </table:table-cell>
            <table:table-cell table:style-name="Table1.A1" office:value-type="string">
              <text:p text:style-name="P3">Parameters</text:p>
            </table:table-cell>
            <table:table-cell table:style-name="Table1.A1" office:value-type="string">
              <text:p text:style-name="P3">Description</text:p>
            </table:table-cell>
            <table:table-cell table:style-name="Table1.E1" office:value-type="string">
              <text:p text:style-name="P3">Response</text:p>
            </table:table-cell>
          </table:table-row>
        </table:table-header-rows>
        <table:table-row>
          <table:table-cell table:style-name="Table1.A2" office:value-type="string">
            <text:p text:style-name="P4">postEducationList</text:p>
          </table:table-cell>
          <table:table-cell table:style-name="Table1.A2" office:value-type="string">
            <text:p text:style-name="P4">POST </text:p>
          </table:table-cell>
          <table:table-cell table:style-name="Table1.A2" office:value-type="string">
            <text:p text:style-name="P4">_token</text:p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6">Invalid Token Response:</text:p>
            <text:p text:style-name="P6">{<text:line-break/> <text:s/>"process_status": false,<text:line-break/> <text:s/>"error_reason": "InvalidToken",<text:line-break/> <text:s/>"error_messages": "You must provide a token.",<text:line-break/> <text:s/>"response_data": []<text:line-break/>}</text:p>
            <text:p text:style-name="P6">--------------------------------------------------------------------------------------</text:p>
            <text:p text:style-name="P6">Success Response:</text:p>
            <text:p text:style-name="P6">{</text:p>
            <text:p text:style-name="P6"><text:s text:c="2"/>"process_status": true,</text:p>
            <text:p text:style-name="P6"><text:s text:c="2"/>"error_reason": "",</text:p>
            <text:p text:style-name="P6"><text:s text:c="2"/>"error_messages": "",</text:p>
            <text:p text:style-name="P6"><text:s text:c="2"/>"response_data": {</text:p>
            <text:p text:style-name="P6"><text:s text:c="4"/>"sport_list": [</text:p>
            <text:p text:style-name="P6"><text:s text:c="6"/>{</text:p>
            <text:p text:style-name="P6"><text:s text:c="8"/>"ID": 1,</text:p>
            <text:p text:style-name="P6"><text:s text:c="8"/>"DegreeName": "Bachlor Of Engineering - IT",</text:p>
            <text:p text:style-name="P6"><text:s text:c="8"/>"CollegeName": "Oxford College",</text:p>
            <text:p text:style-name="P6"><text:s text:c="8"/>"PassoutYear": 2000,</text:p>
            <text:p text:style-name="P6"><text:s text:c="8"/>"PassClass": "A+",</text:p>
            <text:p text:style-name="P6"><text:s text:c="8"/>"Percentage": "0.00"</text:p>
            <text:p text:style-name="P6"><text:s text:c="6"/>}</text:p>
            <text:p text:style-name="P6"><text:s text:c="6"/>....</text:p>
            <text:p text:style-name="P6"><text:s text:c="4"/>]</text:p>
            <text:p text:style-name="P6"><text:s text:c="2"/>}</text:p>
            <text:p text:style-name="P6">}</text:p>
          </table:table-cell>
        </table:table-row>
        <table:table-row>
          <table:table-cell table:style-name="Table1.A2" office:value-type="string">
            <text:p text:style-name="P4">postAddEducationDetails</text:p>
          </table:table-cell>
          <table:table-cell table:style-name="Table1.A2" office:value-type="string">
            <text:p text:style-name="P4">POST </text:p>
          </table:table-cell>
          <table:table-cell table:style-name="Table1.A2" office:value-type="string">
            <text:p text:style-name="P4">_token</text:p>
            <text:p text:style-name="P4">degree_name</text:p>
            <text:p text:style-name="P4">college_name</text:p>
            <text:p text:style-name="P4">pass_year</text:p>
            <text:p text:style-name="P4">pass_class</text:p>
            <text:p text:style-name="P4">percentage</text:p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6">Invalid Token Response:</text:p>
            <text:p text:style-name="P6">{<text:line-break/> <text:s/>"process_status": false,<text:line-break/> <text:s/>"error_reason": "InvalidToken",<text:line-break/> <text:s/>"error_messages": "You must provide a token.",<text:line-break/> <text:s/>"response_data": []<text:line-break/>}</text:p>
            <text:p text:style-name="P6">--------------------------------------------------------------------------------------</text:p>
            <text:p text:style-name="P6">Invalid Data Response:</text:p>
            <text:p text:style-name="P6">{<text:line-break/> <text:s/>"process_status": false,<text:line-break/> <text:s/>"error_reason": "InvalidData",<text:line-break/> <text:s/>"error_messages": {<text:line-break/> <text:s text:c="3"/>"degree_name": "Degree Name is required field.",<text:line-break/> <text:s text:c="3"/>"college_name": "College Name is required field."<text:line-break/> <text:s/>},<text:line-break/> <text:s/>"response_data": []<text:line-break/>}</text:p>
            <text:p text:style-name="P6">--------------------------------------------------------------------------------------</text:p>
            <text:p text:style-name="P6">Success Response: </text:p>
            <text:p text:style-name="P6">{<text:line-break/> <text:s/>"process_status": true,<text:line-break/> <text:s/>"error_reason": "",<text:line-break/> <text:s/>"error_messages": "",<text:line-break/> <text:s/>"response_data": []<text:line-break/>}</text:p>
          </table:table-cell>
        </table:table-row>
        <table:table-row>
          <table:table-cell table:style-name="Table1.A2" office:value-type="string">
            <text:p text:style-name="P4">postEditEducationDetails</text:p>
          </table:table-cell>
          <table:table-cell table:style-name="Table1.A2" office:value-type="string">
            <text:p text:style-name="P4">POST </text:p>
          </table:table-cell>
          <table:table-cell table:style-name="Table1.A2" office:value-type="string">
            <text:p text:style-name="P4">_token</text:p>
            <text:p text:style-name="P4">record_id</text:p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6">Invalid Token Response:</text:p>
            <text:p text:style-name="P6">{<text:line-break/> <text:s/>"process_status": false,<text:line-break/> <text:s/>"error_reason": "InvalidToken",<text:line-break/> <text:s/>"error_messages": "You must provide a token.",<text:line-break/> <text:s/>"response_data": []<text:line-break/>}</text:p>
            <text:p text:style-name="P6">--------------------------------------------------------------------------------------</text:p>
            <text:p text:style-name="P6">Invalid Data Response:</text:p>
            <text:p text:style-name="P6">{<text:line-break/> <text:s/>"process_status": false,<text:line-break/> <text:s/>"error_reason": "InvalidData",<text:line-break/> <text:s/>"error_messages": {<text:line-break/> <text:s text:c="3"/>"record_id": "Id which you passed in rquest is not valid. Please try agian."<text:line-break/> <text:s/>},<text:line-break/> <text:s/>"response_data": []<text:line-break/><text:soft-page-break/>}</text:p>
            <text:p text:style-name="P6">--------------------------------------------------------------------------------------</text:p>
            <text:p text:style-name="P6">Success Response:</text:p>
            <text:p text:style-name="P6">{<text:line-break/> <text:s/>"process_status": true,<text:line-break/> <text:s/>"error_reason": "",<text:line-break/> <text:s/>"error_messages": "",<text:line-break/> <text:s/>"response_data": {<text:line-break/> <text:s text:c="3"/>"education_details": {<text:line-break/> <text:s text:c="5"/>"ID": 2,<text:line-break/> <text:s text:c="5"/>"DegreeName": "Master Of Engineering - IT",<text:line-break/> <text:s text:c="5"/>"CollegeName": "MIT",<text:line-break/> <text:s text:c="5"/>"PassoutYear": 2002,<text:line-break/> <text:s text:c="5"/>"PassClass": "A-",<text:line-break/> <text:s text:c="5"/>"Percentage": "0.00"<text:line-break/> <text:s text:c="3"/>}<text:line-break/> <text:s/>}<text:line-break/>}</text:p>
          </table:table-cell>
        </table:table-row>
        <table:table-row>
          <table:table-cell table:style-name="Table1.A2" office:value-type="string">
            <text:p text:style-name="P4">postUpdateEducationDetails</text:p>
          </table:table-cell>
          <table:table-cell table:style-name="Table1.A2" office:value-type="string">
            <text:p text:style-name="P4">POST </text:p>
          </table:table-cell>
          <table:table-cell table:style-name="Table1.A2" office:value-type="string">
            <text:p text:style-name="P4">_token</text:p>
            <text:p text:style-name="P4">record_id</text:p>
            <text:p text:style-name="P4">degree_name</text:p>
            <text:p text:style-name="P4">college_name</text:p>
            <text:p text:style-name="P4">pass_year</text:p>
            <text:p text:style-name="P4">pass_class</text:p>
            <text:p text:style-name="P4">percentage</text:p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6">Invalid Token Response:</text:p>
            <text:p text:style-name="P6">{<text:line-break/> <text:s/>"process_status": false,<text:line-break/> <text:s/>"error_reason": "InvalidToken",<text:line-break/> <text:s/>"error_messages": "You must provide a valid token.",<text:line-break/> <text:s/>"response_data": []<text:line-break/>}</text:p>
            <text:p text:style-name="P6">--------------------------------------------------------------------------------------</text:p>
            <text:p text:style-name="P6">Invalid Data Response:</text:p>
            <text:p text:style-name="P6">{<text:line-break/> <text:s/>"process_status": false,<text:line-break/> <text:s/>"error_reason": "InvalidData",<text:line-break/> <text:s/>"error_messages": {<text:line-break/> <text:s text:c="3"/>"degree_name": "Degree Name is required field.",<text:line-break/> <text:s text:c="3"/>"college_name": "College Name is required field."<text:line-break/> <text:s/>},<text:line-break/> <text:s/>"response_data": []<text:line-break/>}</text:p>
            <text:p text:style-name="P6">--------------------------------------------------------------------------------------</text:p>
            <text:p text:style-name="P6">Success Response:</text:p>
            <text:p text:style-name="P6">{<text:line-break/> <text:s/>"process_status": true,<text:line-break/> <text:s/>"error_reason": "",<text:line-break/> <text:s/>"error_messages": "",<text:line-break/> <text:s/>"response_data": []<text:line-break/>}</text:p>
          </table:table-cell>
        </table:table-row>
        <table:table-row>
          <table:table-cell table:style-name="Table1.A2" office:value-type="string">
            <text:p text:style-name="P4">postDeleteEducationDetails</text:p>
          </table:table-cell>
          <table:table-cell table:style-name="Table1.A2" office:value-type="string">
            <text:p text:style-name="P4">POST </text:p>
          </table:table-cell>
          <table:table-cell table:style-name="Table1.A2" office:value-type="string">
            <text:p text:style-name="P4">_token</text:p>
            <text:p text:style-name="P4">record_id</text:p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6">Invalid Token Response:</text:p>
            <text:p text:style-name="P6">{<text:line-break/> <text:s/>"process_status": false,<text:line-break/> <text:s/>"error_reason": "InvalidToken",<text:line-break/> <text:s/>"error_messages": "You must provide a token.",<text:line-break/> <text:s/>"response_data": []<text:line-break/>}</text:p>
            <text:p text:style-name="P6">--------------------------------------------------------------------------------------</text:p>
            <text:p text:style-name="P6">Invalid Data Response:</text:p>
            <text:p text:style-name="P6">{<text:line-break/> <text:s/>"process_status": false,<text:line-break/> <text:s/>"error_reason": "InvalidData",<text:line-break/> <text:s/>"error_messages": {<text:line-break/> <text:s text:c="3"/>"record_id": "Id which you passed in rquest is not valid. Please try agian."<text:line-break/> <text:s/>},<text:line-break/> <text:s/>"response_data": []<text:line-break/>}</text:p>
            <text:p text:style-name="P6">--------------------------------------------------------------------------------------</text:p>
            <text:p text:style-name="P6">Success Response:</text:p>
            <text:p text:style-name="P6">{<text:line-break/> <text:s/>"process_status": true,<text:line-break/> <text:s/>"error_reason": "",<text:line-break/> <text:s/>"error_messages": "",<text:line-break/> <text:s/>"response_data": []<text:line-break/>}</text:p>
          </table:table-cell>
        </table:table-row>
        <text:soft-page-break/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6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ans" svg:font-family="OpenSans, Helvetica, Arial, sans-serif"/>
    <style:font-face style:name="Arial2" svg:font-family="Arial" style:font-family-generic="swiss"/>
    <style:font-face style:name="Karla" svg:font-family="Karl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5953in" style:type="center"/>
          <style:tab-stop style:position="11.190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color="#ff3333" style:font-name="Karla" fo:font-size="10.5pt" fo:font-weight="bold" style:font-size-asian="10.5pt" style:font-weight-asian="bold" style:font-size-complex="10.5pt" style:font-weight-complex="bold"/>
    </style:style>
    <style:style style:name="MP2" style:family="paragraph" style:parent-style-name="Header">
      <style:text-properties fo:color="#ff3333" style:font-name="Karla" fo:font-size="10.5pt" fo:font-weight="normal" style:font-size-asian="10.5pt" style:font-weight-asian="normal" style:font-size-complex="10.5pt" style:font-weight-complex="normal"/>
    </style:style>
    <style:style style:name="MT1" style:family="text"/>
    <style:page-layout style:name="Mpm1">
      <style:page-layout-properties fo:page-width="11.6902in" fo:page-height="16.5402in" style:num-format="1" style:print-orientation="portrait" fo:margin-top="0.25in" fo:margin-bottom="0.25in" fo:margin-left="0.25in" fo:margin-right="0.2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URL for call webservice is : <text:s/><text:a xlink:type="simple" xlink:href="http://www.incantera.com/myeducationapi/v1/" text:style-name="Internet_20_link" text:visited-style-name="Visited_20_Internet_20_Link">http://www.incantera.com/myeducationapi/v1/</text:a>{functionname}</text:p>
        <text:p text:style-name="MP2">Note: Parameters with * are required to pass for complete process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5-23T19:28:42.61</meta:creation-date>
    <meta:editing-duration>PT5H41M14S</meta:editing-duration>
    <meta:editing-cycles>4</meta:editing-cycles>
    <meta:generator>OpenOffice/4.1.3$Win32 OpenOffice.org_project/413m1$Build-9783</meta:generator>
    <dc:date>2017-05-24T01:09:56.90</dc:date>
    <meta:document-statistic meta:table-count="1" meta:image-count="0" meta:object-count="0" meta:page-count="3" meta:paragraph-count="89" meta:word-count="357" meta:character-count="3999"/>
  </office:meta>
</office:document-meta>
</file>